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4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5pt"/>
    </style:style>
    <style:style style:name="P4" style:family="paragraph">
      <style:paragraph-properties fo:margin-left="0cm" fo:margin-right="0cm" fo:text-indent="0cm"/>
      <style:text-properties fo:font-size="15pt"/>
    </style:style>
    <style:style style:name="P5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/>
    </style:style>
    <style:style style:name="T3" style:family="text">
      <style:text-properties fo:font-size="15pt" fo:font-style="italic"/>
    </style:style>
    <style:style style:name="T4" style:family="text">
      <style:text-properties fo:font-size="18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xml:id="id1" draw:id="id1" draw:layer="layout" svg:width="6.486cm" svg:height="4.071cm" svg:x="7.083cm" svg:y="3.85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2" draw:text-style-name="P1" xml:id="id2" draw:id="id2" draw:layer="layout" svg:width="6.919cm" svg:height="4.179cm" svg:x="2.524cm" svg:y="12.51cm">
          <text:p/>
        </draw:rect>
        <draw:rect draw:style-name="gr2" draw:text-style-name="P1" xml:id="id3" draw:id="id3" draw:layer="layout" svg:width="6.919cm" svg:height="4.179cm" svg:x="11.017cm" svg:y="12.403cm">
          <text:p/>
        </draw:rect>
        <draw:frame draw:style-name="gr3" draw:layer="layout" svg:width="5.154cm" svg:height="1.825cm" svg:x="7.761cm" svg:y="5.263cm">
          <draw:text-box>
            <text:p text:style-name="P2"><text:s text:c="5"/>TreeMap</text:p>
            <text:p text:style-name="P2"><text:span text:style-name="T1">x1 = 3248 bytes</text:span></text:p>
          </draw:text-box>
        </draw:frame>
        <draw:frame draw:style-name="gr3" draw:layer="layout" svg:width="5.861cm" svg:height="1.825cm" svg:x="3.121cm" svg:y="13.595cm">
          <draw:text-box>
            <text:p text:style-name="P2"><text:s text:c="8"/>Double</text:p>
            <text:p text:style-name="P2"><text:span text:style-name="T1">x100 = 1600 bytes</text:span></text:p>
          </draw:text-box>
        </draw:frame>
        <draw:frame draw:style-name="gr3" draw:layer="layout" svg:width="5.861cm" svg:height="1.825cm" svg:x="11.481cm" svg:y="13.487cm">
          <draw:text-box>
            <text:p text:style-name="P2"><text:s text:c="8"/>Double</text:p>
            <text:p text:style-name="P2"><text:span text:style-name="T1">x100 = 1600 bytes</text:span></text:p>
          </draw:text-box>
        </draw:frame>
        <draw:connector draw:style-name="gr4" draw:text-style-name="P1" draw:layer="layout" draw:type="line" svg:x1="10.326cm" svg:y1="7.924cm" svg:x2="5.983cm" svg:y2="12.51cm" draw:start-shape="id1" draw:start-glue-point="7" draw:end-shape="id2" draw:end-glue-point="0" svg:d="m10326 7924-4343 4586">
          <text:p/>
        </draw:connector>
        <draw:connector draw:style-name="gr4" draw:text-style-name="P1" draw:layer="layout" draw:type="line" svg:x1="10.326cm" svg:y1="7.924cm" svg:x2="14.476cm" svg:y2="12.403cm" draw:start-shape="id1" draw:start-glue-point="7" draw:end-shape="id3" draw:end-glue-point="0" svg:d="m10326 7924 4150 4479">
          <text:p/>
        </draw:connector>
        <draw:frame draw:style-name="gr3" draw:text-style-name="P3" draw:layer="layout" svg:width="5.594cm" svg:height="2.755cm" svg:x="18.725cm" svg:y="4.939cm">
          <draw:text-box>
            <text:p text:style-name="P2"><text:span text:style-name="T2"><text:s text:c="5"/></text:span><text:span text:style-name="T3"><text:s/></text:span><text:span text:style-name="T3">0 bytes data</text:span></text:p>
            <text:p text:style-name="P2"><text:span text:style-name="T3">3248 bytes overhead</text:span></text:p>
            <text:p text:style-name="P2"><text:span text:style-name="T3"/></text:p>
            <text:p text:style-name="P2"><text:span text:style-name="T3">bloat factor = 100%</text:span></text:p>
          </draw:text-box>
        </draw:frame>
        <draw:frame draw:style-name="gr5" draw:text-style-name="P4" draw:layer="layout" svg:width="8.037cm" svg:height="2.755cm" svg:x="18.802cm" svg:y="12.782cm">
          <draw:text-box>
            <text:p text:style-name="P2"><text:span text:style-name="T3"><text:s/></text:span><text:span text:style-name="T3">1600 bytes data</text:span></text:p>
            <text:p text:style-name="P2"><text:span text:style-name="T3"><text:s/></text:span><text:span text:style-name="T3">1600 bytes overhead</text:span></text:p>
            <text:p text:style-name="P2"><text:span text:style-name="T3"/></text:p>
            <text:p text:style-name="P2"><text:span text:style-name="T3">bloat factor = 1600/3200 = 50%</text:span></text:p>
          </draw:text-box>
        </draw:frame>
        <draw:frame draw:style-name="gr3" draw:layer="layout" svg:width="1.712cm" svg:height="1.114cm" svg:x="12.728cm" svg:y="10.258cm">
          <draw:text-box>
            <text:p text:style-name="P2">100</text:p>
          </draw:text-box>
        </draw:frame>
        <draw:frame draw:style-name="gr3" draw:layer="layout" svg:width="1.712cm" svg:height="1.114cm" svg:x="6.133cm" svg:y="10.203cm">
          <draw:text-box>
            <text:p text:style-name="P2">100</text:p>
          </draw:text-box>
        </draw:frame>
        <draw:frame draw:style-name="gr6" draw:text-style-name="P2" draw:layer="layout" svg:width="8.412cm" svg:height="6.752cm" svg:x="14.411cm" svg:y="2.958cm">
          <draw:text-box>
            <text:p/>
          </draw:text-box>
        </draw:frame>
        <draw:frame draw:style-name="gr3" draw:text-style-name="P5" draw:layer="layout" svg:width="13.392cm" svg:height="1.114cm" svg:x="3.608cm" svg:y="17.64cm">
          <draw:text-box>
            <text:p text:style-name="P2"><text:span text:style-name="T4">Total bloat factor: (6448 – 1600)/6448 = 75%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creation-date>2009-03-31T16:23:55</meta:creation-date>
    <dc:date>2012-05-18T10:58:41</dc:date>
    <dc:language>en-US</dc:language>
    <meta:editing-cycles>7</meta:editing-cycles>
    <meta:editing-duration>PT13H36M11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